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6cm" svg:height="8.415cm" svg:x="0.1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23:02.655723714</dc:date>
    <meta:editing-duration>PT3M26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61cm" svg:height="8.416cm" xlink:href="." xlink:type="simple" chart:class="chart:scatter" chart:style-name="ch1">
        <chart:plot-area chart:style-name="ch2" chart:data-source-has-labels="both" svg:x="0.299cm" svg:y="0.168cm" svg:width="14.363cm" svg:height="8.08cm">
          <chart:coordinate-region svg:x="0.841cm" svg:y="0.367cm" svg:width="13.727cm" svg:height="7.68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4.99753280182866">
                <text:p>4.9975328018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4.99013364214136">
                <text:p>4.9901336421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4.9778098230154">
                <text:p>4.9778098230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4.96057350657239">
                <text:p>4.96057350657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.93844170297569">
                <text:p>4.93844170297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4.91143625364344">
                <text:p>4.91143625364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4.87958380969374">
                <text:p>4.8795838096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4.84291580564316">
                <text:p>4.84291580564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4.80146842838472">
                <text:p>4.8014684283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4.70440384477113">
                <text:p>4.70440384477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4.64888242944126">
                <text:p>4.6488824294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4.58877312841991">
                <text:p>4.58877312841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4.5241352623301">
                <text:p>4.5241352623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4.45503262094184">
                <text:p>4.45503262094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4.38153340021932">
                <text:p>4.3815334002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4.30371013501972">
                <text:p>4.30371013501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4.22163962751008">
                <text:p>4.22163962751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4.13540287137281">
                <text:p>4.13540287137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4.04508497187474">
                <text:p>4.04508497187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.95077506187845">
                <text:p>3.95077506187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.85256621387895">
                <text:p>3.85256621387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.7505553481523">
                <text:p>3.750555348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.64484313710706">
                <text:p>3.64484313710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42273552964344">
                <text:p>3.4227355296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.30655932661826">
                <text:p>3.30655932661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.18711994874345">
                <text:p>3.18711994874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.06453526826488">
                <text:p>3.06453526826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81041688926065">
                <text:p>2.81041688926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67913397489498">
                <text:p>2.67913397489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54520707875186">
                <text:p>2.54520707875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40876837050858">
                <text:p>2.40876837050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26995249869773">
                <text:p>2.26995249869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12889645782536">
                <text:p>2.12889645782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857394531739">
                <text:p>1.9857394531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84062276342339">
                <text:p>1.84062276342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69368960122646">
                <text:p>1.69368960122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54508497187474">
                <text:p>1.54508497187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39495553019615">
                <text:p>1.3949555301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24344943582428">
                <text:p>1.24344943582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09071620698271">
                <text:p>1.090716206982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36906572928624">
                <text:p>0.936906572928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782172325201155">
                <text:p>0.782172325201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626666167821521">
                <text:p>0.626666167821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470541566592573">
                <text:p>0.470541566592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13952597646568">
                <text:p>0.313952597646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57053795390642">
                <text:p>0.157053795390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57053795390641">
                <text:p>-0.157053795390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13952597646567">
                <text:p>-0.313952597646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470541566592572">
                <text:p>-0.470541566592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626666167821522">
                <text:p>-0.626666167821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782172325201155">
                <text:p>-0.782172325201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36906572928624">
                <text:p>-0.93690657292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09071620698271">
                <text:p>-1.09071620698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4344943582427">
                <text:p>-1.24344943582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39495553019615">
                <text:p>-1.39495553019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54508497187474">
                <text:p>-1.54508497187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9368960122646">
                <text:p>-1.69368960122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84062276342339">
                <text:p>-1.84062276342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857394531739">
                <text:p>-1.9857394531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12889645782536">
                <text:p>-2.12889645782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26995249869773">
                <text:p>-2.26995249869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40876837050858">
                <text:p>-2.40876837050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54520707875186">
                <text:p>-2.54520707875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67913397489498">
                <text:p>-2.6791339748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81041688926065">
                <text:p>-2.81041688926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3892626146236">
                <text:p>-2.93892626146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06453526826488">
                <text:p>-3.06453526826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18711994874345">
                <text:p>-3.18711994874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30655932661826">
                <text:p>-3.30655932661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42273552964344">
                <text:p>-3.42273552964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.64484313710706">
                <text:p>-3.64484313710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.7505553481523">
                <text:p>-3.7505553481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.85256621387895">
                <text:p>-3.85256621387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.95077506187845">
                <text:p>-3.95077506187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4.04508497187474">
                <text:p>-4.04508497187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4.13540287137281">
                <text:p>-4.13540287137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4.22163962751007">
                <text:p>-4.22163962751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4.30371013501972">
                <text:p>-4.30371013501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4.38153340021932">
                <text:p>-4.38153340021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4.45503262094184">
                <text:p>-4.455032620941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4.5241352623301">
                <text:p>-4.5241352623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4.58877312841991">
                <text:p>-4.58877312841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4.64888242944126">
                <text:p>-4.64888242944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4.70440384477113">
                <text:p>-4.70440384477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4.80146842838472">
                <text:p>-4.80146842838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4.84291580564316">
                <text:p>-4.84291580564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4.87958380969374">
                <text:p>-4.87958380969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4.91143625364344">
                <text:p>-4.91143625364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4.93844170297569">
                <text:p>-4.93844170297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4.96057350657239">
                <text:p>-4.960573506572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4.9778098230154">
                <text:p>-4.9778098230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4.99013364214136">
                <text:p>-4.99013364214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4.99753280182866">
                <text:p>-4.997532801828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